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none"/>
    </style:style>
    <style:style style:name="Tabla1.C1" style:family="table-cell">
      <style:table-cell-properties fo:padding="0.097cm" fo:border-left="0.05pt solid #000000" fo:border-right="0.05pt solid #000000" fo:border-top="0.05pt solid #000000" fo:border-bottom="none"/>
    </style:style>
    <style:style style:name="Tabla1.A2" style:family="table-cell">
      <style:table-cell-properties fo:padding="0.097cm" fo:border-left="0.05pt solid #000000" fo:border-right="none" fo:border-top="0.05pt solid #000000" fo:border-bottom="0.05pt solid #000000"/>
    </style:style>
    <style:style style:name="Tabla1.C2" style:family="table-cell">
      <style:table-cell-properties fo:padding="0.097cm" fo:border="0.05pt solid #000000"/>
    </style:style>
    <style:style style:name="Tabla1.A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23" style:family="table-cell">
      <style:table-cell-properties style:vertical-align="middle" fo:padding="0.097cm" fo:border-left="0.05pt solid #000000" fo:border-right="none" fo:border-top="none" fo:border-bottom="0.05pt solid #000000"/>
    </style:style>
    <style:style style:name="Tabla1.C2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rsid="0019a491" officeooo:paragraph-rsid="0019a491"/>
    </style:style>
    <style:style style:name="P2" style:family="paragraph" style:parent-style-name="Standard">
      <style:text-properties officeooo:rsid="0019b370" officeooo:paragraph-rsid="0019b370"/>
    </style:style>
    <style:style style:name="P3" style:family="paragraph" style:parent-style-name="Standard">
      <style:text-properties officeooo:rsid="001df6da" officeooo:paragraph-rsid="001df6da"/>
    </style:style>
    <style:style style:name="P4" style:family="paragraph" style:parent-style-name="Standard">
      <style:paragraph-properties fo:text-align="center" style:justify-single-word="false"/>
      <style:text-properties officeooo:rsid="001df6da" officeooo:paragraph-rsid="001df6da"/>
    </style:style>
    <style:style style:name="P5" style:family="paragraph" style:parent-style-name="Standard">
      <style:paragraph-properties fo:text-align="center" style:justify-single-word="false"/>
      <style:text-properties officeooo:rsid="000cc8a0" officeooo:paragraph-rsid="001df6da"/>
    </style:style>
    <style:style style:name="P6" style:family="paragraph" style:parent-style-name="Standard">
      <style:paragraph-properties fo:text-align="center" style:justify-single-word="false"/>
      <style:text-properties officeooo:rsid="000832d8" officeooo:paragraph-rsid="001df6da"/>
    </style:style>
    <style:style style:name="P7" style:family="paragraph" style:parent-style-name="Standard">
      <style:paragraph-properties fo:text-align="center" style:justify-single-word="false"/>
      <style:text-properties fo:font-size="15pt" officeooo:rsid="00324d02" officeooo:paragraph-rsid="001df6da" style:font-size-asian="15pt" style:font-size-complex="15pt"/>
    </style:style>
    <style:style style:name="P8" style:family="paragraph" style:parent-style-name="Standard">
      <style:paragraph-properties fo:text-align="center" style:justify-single-word="false"/>
      <style:text-properties fo:font-weight="bold" officeooo:rsid="000832d8" officeooo:paragraph-rsid="001fb3ad" style:font-weight-asian="bold" style:font-weight-complex="bold"/>
    </style:style>
    <style:style style:name="P9" style:family="paragraph" style:parent-style-name="Standard">
      <style:paragraph-properties fo:text-align="center" style:justify-single-word="false"/>
      <style:text-properties fo:font-weight="bold" officeooo:rsid="001fb3ad" officeooo:paragraph-rsid="001fb3ad" style:font-weight-asian="bold" style:font-weight-complex="bold"/>
    </style:style>
    <style:style style:name="P10" style:family="paragraph" style:parent-style-name="Standard">
      <style:paragraph-properties fo:text-align="center" style:justify-single-word="false"/>
      <style:text-properties fo:font-weight="bold" officeooo:rsid="000cc8a0" officeooo:paragraph-rsid="001df6da" style:font-weight-asian="bold" style:font-weight-complex="bold"/>
    </style:style>
    <style:style style:name="P11" style:family="paragraph" style:parent-style-name="Standard">
      <style:paragraph-properties fo:text-align="center" style:justify-single-word="false"/>
      <style:text-properties fo:font-weight="bold" officeooo:rsid="00095a20" officeooo:paragraph-rsid="001fb3ad" style:font-weight-asian="bold" style:font-weight-complex="bold"/>
    </style:style>
    <style:style style:name="P12" style:family="paragraph" style:parent-style-name="Standard">
      <style:paragraph-properties fo:text-align="center" style:justify-single-word="false"/>
      <style:text-properties fo:font-weight="bold" officeooo:rsid="002658d7" officeooo:paragraph-rsid="002658d7" style:font-weight-asian="bold" style:font-weight-complex="bold"/>
    </style:style>
    <style:style style:name="P13" style:family="paragraph" style:parent-style-name="Standard">
      <style:paragraph-properties fo:text-align="justify" style:justify-single-word="false"/>
      <style:text-properties fo:font-weight="bold" officeooo:rsid="002c1925" officeooo:paragraph-rsid="002c1925" style:font-weight-asian="bold" style:font-weight-complex="bold"/>
    </style:style>
    <style:style style:name="P14" style:family="paragraph" style:parent-style-name="Standard">
      <style:paragraph-properties fo:text-align="justify" style:justify-single-word="false"/>
      <style:text-properties fo:font-weight="bold" officeooo:rsid="002c8a75" officeooo:paragraph-rsid="002c8a75" style:font-weight-asian="bold" style:font-weight-complex="bold"/>
    </style:style>
    <style:style style:name="P15" style:family="paragraph" style:parent-style-name="Standard">
      <style:paragraph-properties fo:text-align="center" style:justify-single-word="false"/>
      <style:text-properties fo:font-weight="bold" officeooo:rsid="002e84b2" officeooo:paragraph-rsid="002e84b2" style:font-weight-asian="bold" style:font-weight-complex="bold"/>
    </style:style>
    <style:style style:name="P16" style:family="paragraph" style:parent-style-name="Standard">
      <style:paragraph-properties fo:text-align="center" style:justify-single-word="false"/>
      <style:text-properties fo:font-weight="bold" officeooo:rsid="003131c7" officeooo:paragraph-rsid="003131c7" style:font-weight-asian="bold" style:font-weight-complex="bold"/>
    </style:style>
    <style:style style:name="P17" style:family="paragraph" style:parent-style-name="Standard">
      <style:paragraph-properties fo:text-align="justify" style:justify-single-word="false"/>
      <style:text-properties fo:font-weight="bold" officeooo:rsid="0036154d" officeooo:paragraph-rsid="0036154d" style:font-weight-asian="bold" style:font-weight-complex="bold"/>
    </style:style>
    <style:style style:name="P18" style:family="paragraph" style:parent-style-name="Standard">
      <style:paragraph-properties fo:text-align="justify" style:justify-single-word="false"/>
      <style:text-properties fo:font-weight="bold" officeooo:rsid="00376729" officeooo:paragraph-rsid="00376729" style:font-weight-asian="bold" style:font-weight-complex="bold"/>
    </style:style>
    <style:style style:name="P19" style:family="paragraph" style:parent-style-name="Standard">
      <style:paragraph-properties fo:text-align="justify" style:justify-single-word="false"/>
      <style:text-properties fo:font-weight="normal" officeooo:rsid="00219541" officeooo:paragraph-rsid="00219541" style:font-weight-asian="normal" style:font-weight-complex="normal"/>
    </style:style>
    <style:style style:name="P20" style:family="paragraph" style:parent-style-name="Standard">
      <style:paragraph-properties fo:text-align="center" style:justify-single-word="false"/>
      <style:text-properties fo:font-weight="normal" officeooo:rsid="00219541" officeooo:paragraph-rsid="001fb3ad" style:font-weight-asian="normal" style:font-weight-complex="normal"/>
    </style:style>
    <style:style style:name="P21" style:family="paragraph" style:parent-style-name="Standard">
      <style:paragraph-properties fo:text-align="justify" style:justify-single-word="false"/>
      <style:text-properties fo:font-weight="normal" officeooo:rsid="002658d7" officeooo:paragraph-rsid="0028c2b7" style:font-weight-asian="normal" style:font-weight-complex="normal"/>
    </style:style>
    <style:style style:name="P22" style:family="paragraph" style:parent-style-name="Standard">
      <style:paragraph-properties fo:text-align="justify" style:justify-single-word="false"/>
      <style:text-properties fo:font-weight="normal" officeooo:rsid="002b1927" officeooo:paragraph-rsid="002b1927" style:font-weight-asian="normal" style:font-weight-complex="normal"/>
    </style:style>
    <style:style style:name="P23" style:family="paragraph" style:parent-style-name="Standard">
      <style:paragraph-properties fo:text-align="justify" style:justify-single-word="false"/>
      <style:text-properties fo:font-weight="normal" officeooo:rsid="002c1925" officeooo:paragraph-rsid="002c1925" style:font-weight-asian="normal" style:font-weight-complex="normal"/>
    </style:style>
    <style:style style:name="P24" style:family="paragraph" style:parent-style-name="Standard">
      <style:paragraph-properties fo:text-align="justify" style:justify-single-word="false"/>
      <style:text-properties fo:font-weight="normal" officeooo:rsid="002c8a75" officeooo:paragraph-rsid="002c8a75" style:font-weight-asian="normal" style:font-weight-complex="normal"/>
    </style:style>
    <style:style style:name="P25" style:family="paragraph" style:parent-style-name="Standard">
      <style:paragraph-properties fo:text-align="justify" style:justify-single-word="false"/>
      <style:text-properties fo:font-weight="normal" officeooo:rsid="002e84b2" officeooo:paragraph-rsid="002e84b2" style:font-weight-asian="normal" style:font-weight-complex="normal"/>
    </style:style>
    <style:style style:name="P26" style:family="paragraph" style:parent-style-name="Standard">
      <style:paragraph-properties fo:text-align="justify" style:justify-single-word="false"/>
      <style:text-properties fo:font-weight="normal" officeooo:rsid="002e84b2" officeooo:paragraph-rsid="002fa64c" style:font-weight-asian="normal" style:font-weight-complex="normal"/>
    </style:style>
    <style:style style:name="P27" style:family="paragraph" style:parent-style-name="Standard">
      <style:paragraph-properties fo:text-align="justify" style:justify-single-word="false"/>
      <style:text-properties fo:font-weight="normal" officeooo:rsid="002fa64c" officeooo:paragraph-rsid="002fa64c" style:font-weight-asian="normal" style:font-weight-complex="normal"/>
    </style:style>
    <style:style style:name="P28" style:family="paragraph" style:parent-style-name="Standard">
      <style:paragraph-properties fo:text-align="justify" style:justify-single-word="false"/>
      <style:text-properties fo:font-weight="normal" officeooo:rsid="003131c7" officeooo:paragraph-rsid="003131c7" style:font-weight-asian="normal" style:font-weight-complex="normal"/>
    </style:style>
    <style:style style:name="P29" style:family="paragraph" style:parent-style-name="Standard">
      <style:paragraph-properties fo:text-align="justify" style:justify-single-word="false"/>
      <style:text-properties fo:font-weight="normal" officeooo:rsid="0036154d" officeooo:paragraph-rsid="0036154d" style:font-weight-asian="normal" style:font-weight-complex="normal"/>
    </style:style>
    <style:style style:name="P30" style:family="paragraph" style:parent-style-name="Standard">
      <style:paragraph-properties fo:text-align="justify" style:justify-single-word="false"/>
      <style:text-properties fo:font-weight="normal" officeooo:rsid="00376729" officeooo:paragraph-rsid="00376729" style:font-weight-asian="normal" style:font-weight-complex="normal"/>
    </style:style>
    <style:style style:name="P31" style:family="paragraph" style:parent-style-name="Standard">
      <style:paragraph-properties fo:text-align="justify" style:justify-single-word="false"/>
      <style:text-properties fo:font-weight="normal" officeooo:rsid="003c169b" officeooo:paragraph-rsid="003c169b" style:font-weight-asian="normal" style:font-weight-complex="normal"/>
    </style:style>
    <style:style style:name="P32" style:family="paragraph" style:parent-style-name="Standard">
      <style:paragraph-properties fo:text-align="center" style:justify-single-word="false"/>
      <style:text-properties fo:font-weight="normal" officeooo:rsid="002b1927" officeooo:paragraph-rsid="002b1927" fo:background-color="#ffff00" style:font-weight-asian="normal" style:font-weight-complex="normal"/>
    </style:style>
    <style:style style:name="P33" style:family="paragraph" style:parent-style-name="Standard">
      <style:paragraph-properties fo:text-align="justify" style:justify-single-word="false"/>
      <style:text-properties fo:font-weight="normal" officeooo:rsid="003131c7" officeooo:paragraph-rsid="003131c7" fo:background-color="#ffff00" style:font-weight-asian="normal" style:font-weight-complex="normal"/>
    </style:style>
    <style:style style:name="P34" style:family="paragraph" style:parent-style-name="Standard">
      <style:paragraph-properties fo:text-align="center" style:justify-single-word="false"/>
      <style:text-properties fo:font-size="24pt" officeooo:rsid="0017f701" officeooo:paragraph-rsid="001df6da" style:font-size-asian="24pt" style:font-size-complex="24pt"/>
    </style:style>
    <style:style style:name="P35" style:family="paragraph" style:parent-style-name="Standard">
      <style:paragraph-properties fo:text-align="center" style:justify-single-word="false"/>
      <style:text-properties fo:font-size="24pt" fo:font-weight="bold" officeooo:rsid="0017794c" officeooo:paragraph-rsid="001df6da" style:font-size-asian="24pt" style:font-weight-asian="bold" style:font-size-complex="24pt" style:font-weight-complex="bold"/>
    </style:style>
    <style:style style:name="P36" style:family="paragraph" style:parent-style-name="Standard">
      <style:paragraph-properties fo:text-align="justify" style:justify-single-word="false"/>
      <style:text-properties officeooo:rsid="002b1927" officeooo:paragraph-rsid="002b1927"/>
    </style:style>
    <style:style style:name="P37" style:family="paragraph" style:parent-style-name="Standard">
      <style:text-properties officeooo:rsid="001cbc0b" officeooo:paragraph-rsid="001cbc0b"/>
    </style:style>
    <style:style style:name="P38" style:family="paragraph" style:parent-style-name="Standard">
      <style:text-properties officeooo:paragraph-rsid="003131c7"/>
    </style:style>
    <style:style style:name="P39" style:family="paragraph" style:parent-style-name="Standard">
      <style:paragraph-properties fo:text-align="justify" style:justify-single-word="false"/>
      <style:text-properties officeooo:rsid="0036154d" officeooo:paragraph-rsid="0036154d"/>
    </style:style>
    <style:style style:name="P40" style:family="paragraph" style:parent-style-name="Table_20_Contents">
      <style:paragraph-properties fo:text-align="center" style:justify-single-word="false"/>
      <style:text-properties fo:font-weight="bold" officeooo:rsid="000d801e" officeooo:paragraph-rsid="003131c7" style:font-weight-asian="bold" style:font-weight-complex="bold"/>
    </style:style>
    <style:style style:name="P41" style:family="paragraph" style:parent-style-name="Table_20_Contents">
      <style:paragraph-properties fo:text-align="center" style:justify-single-word="false"/>
      <style:text-properties fo:font-weight="bold" officeooo:rsid="001079df" officeooo:paragraph-rsid="003131c7" style:font-weight-asian="bold" style:font-weight-complex="bold"/>
    </style:style>
    <style:style style:name="P42" style:family="paragraph" style:parent-style-name="Table_20_Contents">
      <style:paragraph-properties fo:text-align="center" style:justify-single-word="false"/>
      <style:text-properties fo:font-weight="normal" officeooo:rsid="0031c80c" officeooo:paragraph-rsid="0031c80c" style:font-weight-asian="normal" style:font-weight-complex="normal"/>
    </style:style>
    <style:style style:name="P43" style:family="paragraph" style:parent-style-name="Table_20_Contents">
      <style:paragraph-properties fo:text-align="center" style:justify-single-word="false"/>
      <style:text-properties fo:font-weight="normal" officeooo:rsid="00333eb1" officeooo:paragraph-rsid="00333eb1" style:font-weight-asian="normal" style:font-weight-complex="normal"/>
    </style:style>
    <style:style style:name="P44" style:family="paragraph" style:parent-style-name="Table_20_Contents">
      <style:paragraph-properties fo:text-align="center" style:justify-single-word="false"/>
      <style:text-properties fo:font-weight="normal" officeooo:rsid="00346cc6" officeooo:paragraph-rsid="00346cc6" style:font-weight-asian="normal" style:font-weight-complex="normal"/>
    </style:style>
    <style:style style:name="P45" style:family="paragraph" style:parent-style-name="Table_20_Contents">
      <style:paragraph-properties fo:text-align="center" style:justify-single-word="false"/>
      <style:text-properties fo:font-weight="normal" officeooo:rsid="0037e4a2" officeooo:paragraph-rsid="0037e4a2" style:font-weight-asian="normal" style:font-weight-complex="normal"/>
    </style:style>
    <style:style style:name="P46" style:family="paragraph" style:parent-style-name="Table_20_Contents">
      <style:paragraph-properties fo:margin-left="0cm" fo:margin-right="0cm" fo:text-align="center" style:justify-single-word="false" fo:text-indent="0cm" style:auto-text-indent="false"/>
      <style:text-properties fo:font-weight="normal" officeooo:rsid="0037e4a2" officeooo:paragraph-rsid="0037e4a2" style:font-weight-asian="normal" style:font-weight-complex="normal"/>
    </style:style>
    <style:style style:name="P47" style:family="paragraph" style:parent-style-name="Standard" style:list-style-name="L1">
      <style:paragraph-properties fo:text-align="justify" style:justify-single-word="false"/>
      <style:text-properties fo:font-weight="normal" officeooo:rsid="002c1925" officeooo:paragraph-rsid="002c1925" style:font-weight-asian="normal" style:font-weight-complex="normal"/>
    </style:style>
    <style:style style:name="P48" style:family="paragraph" style:parent-style-name="Standard" style:list-style-name="L2">
      <style:paragraph-properties fo:text-align="justify" style:justify-single-word="false"/>
      <style:text-properties fo:font-weight="normal" officeooo:rsid="002c8a75" officeooo:paragraph-rsid="002c8a75" style:font-weight-asian="normal" style:font-weight-complex="normal"/>
    </style:style>
    <style:style style:name="P49" style:family="paragraph" style:parent-style-name="Standard" style:list-style-name="L3">
      <style:paragraph-properties fo:text-align="justify" style:justify-single-word="false"/>
      <style:text-properties fo:font-weight="normal" officeooo:rsid="0036154d" officeooo:paragraph-rsid="0036154d" style:font-weight-asian="normal" style:font-weight-complex="normal"/>
    </style:style>
    <style:style style:name="P50" style:family="paragraph" style:parent-style-name="Standard" style:list-style-name="L4">
      <style:paragraph-properties fo:text-align="justify" style:justify-single-word="false"/>
      <style:text-properties fo:font-weight="normal" officeooo:rsid="0036154d" officeooo:paragraph-rsid="0036154d" style:font-weight-asian="normal" style:font-weight-complex="normal"/>
    </style:style>
    <style:style style:name="P51" style:family="paragraph" style:parent-style-name="Standard" style:list-style-name="L6">
      <style:paragraph-properties fo:text-align="justify" style:justify-single-word="false"/>
      <style:text-properties fo:font-weight="normal" officeooo:rsid="00376729" officeooo:paragraph-rsid="00376729" style:font-weight-asian="normal" style:font-weight-complex="normal"/>
    </style:style>
    <style:style style:name="P52" style:family="paragraph" style:parent-style-name="Standard" style:list-style-name="L6">
      <style:paragraph-properties fo:text-align="justify" style:justify-single-word="false"/>
      <style:text-properties fo:font-weight="normal" officeooo:rsid="003c169b" officeooo:paragraph-rsid="003c169b" style:font-weight-asian="normal" style:font-weight-complex="normal"/>
    </style:style>
    <style:style style:name="P53" style:family="paragraph" style:parent-style-name="Standard" style:list-style-name="L7">
      <style:paragraph-properties fo:text-align="justify" style:justify-single-word="false"/>
      <style:text-properties fo:font-weight="normal" officeooo:rsid="00219541" officeooo:paragraph-rsid="00219541" style:font-weight-asian="normal" style:font-weight-complex="normal"/>
    </style:style>
    <style:style style:name="P54" style:family="paragraph" style:parent-style-name="Standard" style:list-style-name="L3">
      <style:paragraph-properties fo:text-align="justify" style:justify-single-word="false"/>
      <style:text-properties officeooo:paragraph-rsid="0036154d"/>
    </style:style>
    <style:style style:name="P55" style:family="paragraph" style:parent-style-name="Standard" style:list-style-name="L5">
      <style:paragraph-properties fo:text-align="justify" style:justify-single-word="false"/>
      <style:text-properties officeooo:rsid="0036154d" officeooo:paragraph-rsid="0036154d"/>
    </style:style>
    <style:style style:name="P56" style:family="paragraph" style:parent-style-name="Standard" style:list-style-name="L8">
      <style:text-properties officeooo:rsid="0019b370" officeooo:paragraph-rsid="0019b370"/>
    </style:style>
    <style:style style:name="P57" style:family="paragraph" style:parent-style-name="Standard" style:list-style-name="L8">
      <style:text-properties officeooo:rsid="001cbc0b" officeooo:paragraph-rsid="001cbc0b"/>
    </style:style>
    <style:style style:name="T1" style:family="text">
      <style:text-properties officeooo:rsid="0019b370"/>
    </style:style>
    <style:style style:name="T2" style:family="text">
      <style:text-properties officeooo:rsid="001cbc0b"/>
    </style:style>
    <style:style style:name="T3" style:family="text">
      <style:text-properties officeooo:rsid="001df6da"/>
    </style:style>
    <style:style style:name="T4" style:family="text">
      <style:text-properties fo:font-weight="bold" style:font-weight-asian="bold" style:font-weight-complex="bold"/>
    </style:style>
    <style:style style:name="T5" style:family="text">
      <style:text-properties fo:font-weight="bold" officeooo:rsid="0019b370" style:font-weight-asian="bold" style:font-weight-complex="bold"/>
    </style:style>
    <style:style style:name="T6" style:family="text">
      <style:text-properties fo:font-weight="bold" officeooo:rsid="002fa64c" style:font-weight-asian="bold" style:font-weight-complex="bold"/>
    </style:style>
    <style:style style:name="T7" style:family="text">
      <style:text-properties fo:font-weight="normal" fo:background-color="transparent" loext:char-shading-value="0"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36154d" style:font-weight-asian="normal" style:font-weight-complex="normal"/>
    </style:style>
    <style:style style:name="T10" style:family="text">
      <style:text-properties fo:font-weight="normal" officeooo:rsid="00361ea3" style:font-weight-asian="normal" style:font-weight-complex="normal"/>
    </style:style>
    <style:style style:name="T11" style:family="text">
      <style:text-properties fo:font-weight="normal" officeooo:rsid="003a88c8" style:font-weight-asian="normal" style:font-weight-complex="normal"/>
    </style:style>
    <style:style style:name="T12" style:family="text">
      <style:text-properties officeooo:rsid="0022c4be"/>
    </style:style>
    <style:style style:name="T13" style:family="text">
      <style:text-properties officeooo:rsid="0026fa5e"/>
    </style:style>
    <style:style style:name="T14" style:family="text">
      <style:text-properties officeooo:rsid="0028c2b7"/>
    </style:style>
    <style:style style:name="T15" style:family="text">
      <style:text-properties officeooo:rsid="002b1927"/>
    </style:style>
    <style:style style:name="T16" style:family="text">
      <style:text-properties fo:background-color="transparent" loext:char-shading-value="0"/>
    </style:style>
    <style:style style:name="T17" style:family="text">
      <style:text-properties officeooo:rsid="002fa64c"/>
    </style:style>
    <style:style style:name="T18" style:family="text">
      <style:text-properties style:text-underline-style="solid" style:text-underline-width="auto" style:text-underline-color="font-color" officeooo:rsid="002fa64c"/>
    </style:style>
    <style:style style:name="T19" style:family="text">
      <style:text-properties style:text-underline-style="solid" style:text-underline-width="auto" style:text-underline-color="font-color" officeooo:rsid="0030a196"/>
    </style:style>
    <style:style style:name="T20" style:family="text">
      <style:text-properties style:text-underline-style="solid" style:text-underline-width="auto" style:text-underline-color="font-color" officeooo:rsid="0037e4a2"/>
    </style:style>
    <style:style style:name="T21" style:family="text">
      <style:text-properties officeooo:rsid="0030a196"/>
    </style:style>
    <style:style style:name="T22" style:family="text">
      <style:text-properties officeooo:rsid="0037e4a2"/>
    </style:style>
    <style:style style:name="T23" style:family="text">
      <style:text-properties officeooo:rsid="003a88c8"/>
    </style:style>
    <style:style style:name="T24" style:family="text">
      <style:text-properties officeooo:rsid="003c169b"/>
    </style:style>
    <style:style style:name="T25" style:family="text">
      <style:text-properties officeooo:rsid="003de8f7"/>
    </style:style>
    <style:style style:name="T26" style:family="text">
      <style:text-properties officeooo:rsid="00410658"/>
    </style:style>
    <style:style style:name="T27" style:family="text">
      <style:text-properties officeooo:rsid="0042da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República Bolivariana de Venezuela</text:p>
      <text:p text:style-name="P5">Universidad de Los Andes</text:p>
      <text:p text:style-name="P5">Facultad de Ingeniería</text:p>
      <text:p text:style-name="P5">Escuela de Ingeniería de Sistemas</text:p>
      <text:p text:style-name="P5">Departamento de Computación</text:p>
      <text:p text:style-name="P5">Materia: <text:span text:style-name="T3">Base de datos</text:span></text:p>
      <text:p text:style-name="P6"/>
      <text:p text:style-name="P6"/>
      <text:p text:style-name="P6"/>
      <text:p text:style-name="P6"/>
      <text:p text:style-name="P6"><text:a xlink:type="simple" xlink:href="mailto:dhh@ula.ve" text:style-name="Internet_20_link" text:visited-style-name="Visited_20_Internet_20_Link"/></text:p>
      <text:p text:style-name="P6"/>
      <text:p text:style-name="P6"/>
      <text:p text:style-name="P6"/>
      <text:p text:style-name="P6"/>
      <text:p text:style-name="P6"/>
      <text:p text:style-name="P6"/>
      <text:p text:style-name="P6"/>
      <text:p text:style-name="P34"/>
      <text:p text:style-name="P35">Sistema <text:span text:style-name="T3">Gimnasio Impacto</text:span></text:p>
      <text:p text:style-name="P7"/>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Integrantes:</text:p>
      <text:p text:style-name="P4">Paola A. Vera</text:p>
      <text:p text:style-name="P5">Juan Andrés Vivas</text:p>
      <text:p text:style-name="P11"><text:soft-page-break/>Descripción</text:p>
      <text:p text:style-name="P12"/>
      <text:p text:style-name="P21">E<text:span text:style-name="T14">l sistema consiste en la <text:s/>gestión de gimnasios, específicamente en el “Gimnasio Impacto” ubicado en La Plaza de Milla, Av. 2 lora del estado Mérida, el cual radica en controlar el acceso, verificar y manipular transacciones a realizar para cada uno de los clientes de la institución. Con el sistema que se propone el gimnasio tendrá un mejor manejo de la información siendo esta oportuna, confiable y <text:s/>ahorrando pérdida de recursos, por lo tanto, se mejorará el flujo de la información, para lograr un mejor desarrollo financiero de la institución.</text:span></text:p>
      <text:p text:style-name="P21"/>
      <text:p text:style-name="P22">El sistema cubre las siguientes áreas principales: recepción o entrada al gimnasio; donde se controlará los pagos de los clientes y/o acceso de <text:span text:style-name="T25">los</text:span> mismo<text:span text:style-name="T25">s</text:span>. El área del cafetín, <text:span text:style-name="T24">donde se facturan los productos vendidos y se lleva un control de los existentes. Manejo de inventario, donde se maneja todos los equipos físicos que posee el gimnasio. </text:span></text:p>
      <text:p text:style-name="P32"/>
      <text:p text:style-name="P36"><text:span text:style-name="T7">P</text:span><text:span text:style-name="T16">r</text:span>oporcionando una interfaz amigable y manejable para los usuarios que se desenvuelven en cada una de estas áreas.</text:p>
      <text:p text:style-name="P9"/>
      <text:p text:style-name="P9"/>
      <text:p text:style-name="P9">Alcance</text:p>
      <text:p text:style-name="P9"/>
      <text:p text:style-name="P23">La construcción del sistema abarca las funciones que se determinan a continuación:</text:p>
      <text:p text:style-name="P13"/>
      <text:p text:style-name="P13">Clientes:</text:p>
      <text:p text:style-name="P23">Cada cliente debe estar identificado mediante un número unívoco<text:span text:style-name="T23">, </text:span>el usuario de la aplicación podrá gestionar las distintas funciones que se muestran a continuación:  </text:p>
      <text:p text:style-name="P23"/>
      <text:list xml:id="list2120726457816098238" text:style-name="L1">
        <text:list-item>
          <text:p text:style-name="P47">Crear <text:s/>cliente: incorporación de un nuevo cliente al gimnasio.  </text:p>
        </text:list-item>
        <text:list-item>
          <text:p text:style-name="P47">Eliminar cliente: eliminación de un cliente que estaba previamente en las tablas.  </text:p>
        </text:list-item>
        <text:list-item>
          <text:p text:style-name="P47">Modificación cliente: modificar los datos de un cliente que está previamente en las tablas. </text:p>
        </text:list-item>
      </text:list>
      <text:p text:style-name="P23"/>
      <text:p text:style-name="P23">También es muy importante el control del estado del cliente. Un cliente, por el sólo hecho de figurar en las tablas del sistema gestor del gimnasio no indica que tenga autorización para usar las instalaciones o servicios del mismo. <text:span text:style-name="T23">Para poder usar las instalaciones del gimnasio, el cliente debe tener un tipo de membresia y no tenerla vencida.</text:span></text:p>
      <text:p text:style-name="P23"/>
      <text:p text:style-name="P14">Proveedores:</text:p>
      <text:p text:style-name="P24">Los proveedores son los encargados de suministrar todos los productos necesarios para poder llevar a cabo las actividades del gimnasio. Cada proveedor debe estar identificado mediante un número unívoco, el usuario de la aplicación podrá gestionar las distintas funciones que se muestran a continuación:  </text:p>
      <text:p text:style-name="P24"/>
      <text:list xml:id="list5147775817601911904" text:style-name="L2">
        <text:list-item>
          <text:p text:style-name="P48">Crear proveedor: incorporación de un nuevo proveedor al gimnasio.  </text:p>
        </text:list-item>
        <text:list-item>
          <text:p text:style-name="P48">Eliminar proveedor: eliminación de un proveedor que estaba previamente en las tablas del gimnasio.  </text:p>
        </text:list-item>
        <text:list-item>
          <text:p text:style-name="P48">Modificación proveedor: modificar los datos de un proveedor que está previamente en las tablas del gimnasio.</text:p>
        </text:list-item>
      </text:list>
      <text:p text:style-name="P24"/>
      <text:p text:style-name="P24"/>
      <text:p text:style-name="P17"><text:soft-page-break/>Personal:</text:p>
      <text:p text:style-name="P29"><text:span text:style-name="T23">El</text:span> personal son todas aquellas personas que trabajan en el gimnasio, como pueden ser <text:span text:style-name="T23">los</text:span> profesores de distintas actividades, fisioterapeutas, mantenimiento, etc. cada personal debe estar identificado mediante un número unívoco, el usuario de la aplicación podrá gestionar las distintas funciones que se muestran a continuación:  </text:p>
      <text:p text:style-name="P29"/>
      <text:list xml:id="list6840092435867847318" text:style-name="L3">
        <text:list-item>
          <text:p text:style-name="P54"><text:span text:style-name="T9">Crear p</text:span><text:span text:style-name="T11">ersonal</text:span><text:span text:style-name="T9">: incorporación de un nuevo profesional al gimnasio. </text:span></text:p>
        </text:list-item>
        <text:list-item>
          <text:p text:style-name="P54"><text:span text:style-name="T9">Eliminar p</text:span><text:span text:style-name="T11">ersonal</text:span><text:span text:style-name="T9">: eliminación de un profesional que estaba previamente en las tablas del gimnasio.</text:span></text:p>
        </text:list-item>
        <text:list-item>
          <text:p text:style-name="P49">Modificación personal: modificar los datos de un profesional que está previamente en las tablas del gimnasio.</text:p>
          <text:p text:style-name="P49"/>
        </text:list-item>
      </text:list>
      <text:p text:style-name="P17">Inventario de maquinas:</text:p>
      <text:p text:style-name="P29"><text:span text:style-name="T26">El inventario se registra todos los equipos que se encuentren en el gimnasio, ademas se verifica si estos están activos o no, es decir, si se encuentran en funcionamiento o simplemente están guardados en el almacén.</text:span> La maquinaria del gimnasio es suministrada por los distintos proveedores, cada máquina debe estar identificada mediante un número unívoco, el usuario de la aplicación podrá gestionar las distintas funciones que se muestran a continuación: </text:p>
      <text:list xml:id="list35112389433952128" text:style-name="L4">
        <text:list-item>
          <text:p text:style-name="P50">Agregar máquina: incorporación de una nueva máquina en las tablas del gimnasio.  </text:p>
        </text:list-item>
        <text:list-item>
          <text:p text:style-name="P50">Eliminar máquina: eliminación de una máquina que estaba previamente en las tablas del gimnasio.  </text:p>
        </text:list-item>
        <text:list-item>
          <text:p text:style-name="P50">Modificación máquina: modificar los datos de una máquina que está previamente en las tablas del gimnasio.</text:p>
        </text:list-item>
      </text:list>
      <text:p text:style-name="P29"/>
      <text:p text:style-name="P17">Cafetín:</text:p>
      <text:p text:style-name="P39"><text:span text:style-name="T8">Se encarga de llevar la cantidad de </text:span><text:span text:style-name="T10">artículos</text:span><text:span text:style-name="T8"> ofrecidos en el cafetin, como su existencia y precio. Cada producto dentro del </text:span><text:span text:style-name="T10">cafetín</text:span><text:span text:style-name="T8"> tiene un numero univoco para ser identificado. El usuario podra gestionar las siguientes funciones que se muestran a continuación:</text:span></text:p>
      <text:list xml:id="list2159648466528859915" text:style-name="L5">
        <text:list-item>
          <text:p text:style-name="P55"><text:span text:style-name="T8">Agregar productos: incorpora productos nuevos dentro </text:span><text:span text:style-name="T10">de la tabla</text:span><text:span text:style-name="T8"> del cafetín.</text:span></text:p>
        </text:list-item>
        <text:list-item>
          <text:p text:style-name="P55"><text:span text:style-name="T11">Modifica</text:span><text:span text:style-name="T8">r productos: edita información de los productos ya cargados dentro </text:span><text:span text:style-name="T10">de la tabla</text:span><text:span text:style-name="T8"> del cafetín.</text:span></text:p>
        </text:list-item>
        <text:list-item>
          <text:p text:style-name="P55"><text:span text:style-name="T8">Eliminar productos: Eliminar productos existentes dentro </text:span><text:span text:style-name="T10">de la tabla</text:span><text:span text:style-name="T8"> del cafetín. </text:span></text:p>
        </text:list-item>
      </text:list>
      <text:p text:style-name="P29"/>
      <text:p text:style-name="P18">Administración:</text:p>
      <text:p text:style-name="P30">Lleva a cabo un control simple de los ingresos y egresos que genera el gimnasio. El usuario <text:span text:style-name="T24">podrá</text:span> gestionar de la siguiente manera los ingresos y egresos:</text:p>
      <text:list xml:id="list2537340019979259084" text:style-name="L6">
        <text:list-item>
          <text:p text:style-name="P51"><text:span text:style-name="T24">Creación</text:span> <text:span text:style-name="T24">ingreso</text:span>: crea un nuevo <text:span text:style-name="T24">tipo de ingreso, bien sea por pago de membresias de cliente o compra de productos en el cafetín.</text:span></text:p>
        </text:list-item>
        <text:list-item>
          <text:p text:style-name="P52">Creación egreso: crea un nuevo egreso del gimnasio.</text:p>
          <text:p text:style-name="P52"/>
        </text:list-item>
      </text:list>
      <text:p text:style-name="P31">La modificación y eliminación de ingresos como de egresos nada mas puede ser realizada por el usuario Administrador del sistema.</text:p>
      <text:p text:style-name="P31"/>
      <text:p text:style-name="P30"/>
      <text:p text:style-name="P9"/>
      <text:p text:style-name="P3"/>
      <text:p text:style-name="P3"/>
      <text:p text:style-name="P3"/>
      <text:p text:style-name="P3"><text:soft-page-break/></text:p>
      <text:p text:style-name="P3"/>
      <text:p text:style-name="P8">Objetivos</text:p>
      <text:p text:style-name="P20"/>
      <text:p text:style-name="P19"><text:span text:style-name="T14">L</text:span>os objetivos se podrían resumir en: </text:p>
      <text:p text:style-name="P19"/>
      <text:list xml:id="list619405810875022309" text:style-name="L7">
        <text:list-item>
          <text:p text:style-name="P53">Dotar al negocio una mejor capacidad de control, manejo y almacenamiento de grandes volúmenes de <text:s text:c="4"/>datos. </text:p>
        </text:list-item>
        <text:list-item>
          <text:p text:style-name="P53"><text:s/>Obtener una reducción sustancial en el tiempo destinado a numerosas tareas diarias. </text:p>
        </text:list-item>
        <text:list-item>
          <text:p text:style-name="P53"><text:span text:style-name="T27">Se reduce o elimina por completo el uso de papel para registrar todos los procesos que se realizan en el gimnasio, bien sea control de empleados, clientes, inventarios, entre otros.</text:span> </text:p>
        </text:list-item>
        <text:list-item>
          <text:p text:style-name="P53">Flexibilidad de negocio. Se pretende que la aplicación sea flexible ante futuras ampliaciones o actualizaciones del negocio, o que por el contrario sea fácil la tarea de suprimir en ella los módulos de negocio que ya no se utilizan. </text:p>
        </text:list-item>
        <text:list-item>
          <text:p text:style-name="P53">Facilidad de uso. Por último se pretende que la aplicación se caracterice por tener un uso fácil e intuitivo, ya que nos encontramos en un entorno en el que no todo el personal puede tener la formación necesaria para la utilización de una aplicación informática compleja.</text:p>
        </text:list-item>
      </text:list>
      <text:p text:style-name="P19"/>
      <text:p text:style-name="Standard"/>
      <text:p text:style-name="P8">Usuarios del Sistema</text:p>
      <text:p text:style-name="P1"/>
      <text:p text:style-name="P1"><text:span text:style-name="T4">Recepción: </text:span><text:span text:style-name="T1">Se encarga de gestionar los clientes del gimnasio y de cobrar los cualquier ingreso del mismo.</text:span></text:p>
      <text:p text:style-name="P1"/>
      <text:p text:style-name="P1"><text:span text:style-name="T5">Gerente</text:span><text:span text:style-name="T4">: </text:span>Encargado de la integridad de la base de datos de los clientes, gestiona el inventario físico, el cafet<text:span text:style-name="T12">í</text:span>n, <text:span text:style-name="T1">proveedores, egreso</text:span> y <text:span text:style-name="T13">del persona o</text:span> trabajadores.</text:p>
      <text:p text:style-name="P1"/>
      <text:p text:style-name="P2"><text:span text:style-name="T4">Administrador: </text:span>Gestiona todo el sistema gimnasio, ademas de poder hacer lo que hacen los <text:span text:style-name="T2">demás</text:span> roles, es el que crea nuevos usuarios al sistema.</text:p>
      <text:p text:style-name="P1"/>
      <text:p text:style-name="P1"/>
      <text:p text:style-name="P8">Reglas de negocio</text:p>
      <text:p text:style-name="P2"/>
      <text:list xml:id="list7634341708294361092" text:style-name="L8">
        <text:list-item>
          <text:p text:style-name="P56"><text:span text:style-name="T2">Recepción</text:span> puede crear <text:s/>modificar datos de clientes.</text:p>
        </text:list-item>
        <text:list-item>
          <text:p text:style-name="P56"><text:span text:style-name="T2">Recepción</text:span> puede hacer cobros.</text:p>
        </text:list-item>
        <text:list-item>
          <text:p text:style-name="P56">Gerente puede crear un egreso.</text:p>
        </text:list-item>
        <text:list-item>
          <text:p text:style-name="P56">Gerente puede crear y modificar clientes.</text:p>
        </text:list-item>
        <text:list-item>
          <text:p text:style-name="P56">Gerente puede agregar, editar y eliminar del inventario <text:span text:style-name="T2">físico.</text:span></text:p>
        </text:list-item>
        <text:list-item>
          <text:p text:style-name="P56">Gerente puede crear y modificar proveedores.</text:p>
        </text:list-item>
        <text:list-item>
          <text:p text:style-name="P56">Gerente puede agregar, modificar y eliminar <text:span text:style-name="T12">ítems</text:span> del <text:span text:style-name="T15">cafetín.</text:span></text:p>
        </text:list-item>
        <text:list-item>
          <text:p text:style-name="P56">Administrador es el <text:span text:style-name="T2">único</text:span> que puede modificar ingresos y <text:span text:style-name="T12">egreso.</text:span></text:p>
        </text:list-item>
        <text:list-item>
          <text:p text:style-name="P56">Administrador es el <text:span text:style-name="T2">único</text:span> que puede crear nuevos usuarios y asignar roles en el sistema.</text:p>
        </text:list-item>
        <text:list-item>
          <text:p text:style-name="P57">Administrador tiene acceso a todo el sistema y puede desempeñar cualquier rol dentro del mismo.</text:p>
        </text:list-item>
      </text:list>
      <text:p text:style-name="P37"/>
      <text:p text:style-name="P37"/>
      <text:p text:style-name="P37"/>
      <text:p text:style-name="P37"/>
      <text:p text:style-name="P37"><text:soft-page-break/></text:p>
      <text:p text:style-name="P37"/>
      <text:p text:style-name="P37"/>
      <text:p text:style-name="P15">Esquema Relacional</text:p>
      <text:p text:style-name="P15"/>
      <text:p text:style-name="P25">persona(<text:span text:style-name="T18">ci</text:span><text:span text:style-name="T6">,</text:span><text:span text:style-name="T17"> nombre, apellido, correo, fecha_nac, sexo, dirección, teléfono</text:span>).</text:p>
      <text:p text:style-name="P25"/>
      <text:p text:style-name="P26">clientes(<text:span text:style-name="T18">cod_cliente</text:span><text:span text:style-name="T17">, ci, nombre, apellido, correo, fecha_nac, sexo, dirección, teléfono, fecha_ingreso, tipo_membresia</text:span>)</text:p>
      <text:p text:style-name="P25"/>
      <text:p text:style-name="P26">usuarios(<text:span text:style-name="T18">cod_usuario</text:span><text:span text:style-name="T17">, clave, rol, ci, <text:s/>nombre, apellido, correo, fecha_nac, sexo, dirección, teléfono</text:span>)</text:p>
      <text:p text:style-name="P25"/>
      <text:p text:style-name="P26">personal(<text:span text:style-name="T18">cod_personal,</text:span><text:span text:style-name="T17"> tipo_contrato, horario, sueldo, ci, nombre, apellido, correo, fecha_nac, sexo, dirección, teléfono, fecha_ingreso</text:span>)</text:p>
      <text:p text:style-name="P25"/>
      <text:p text:style-name="P25">ingresos(<text:span text:style-name="T20">id</text:span><text:span text:style-name="T18">_pago</text:span><text:span text:style-name="T17">, cod_ingreso, cod_cliente, fecha,valor</text:span>)</text:p>
      <text:p text:style-name="P25"/>
      <text:p text:style-name="P25">cafetín(<text:span text:style-name="T18">cod_producto</text:span><text:span text:style-name="T17">, nombre, precio, cantidad</text:span>)</text:p>
      <text:p text:style-name="P25"/>
      <text:p text:style-name="P25">egresos(<text:span text:style-name="T19">cod_egreso</text:span><text:span text:style-name="T21">, nombre, valor</text:span>)</text:p>
      <text:p text:style-name="P25"/>
      <text:p text:style-name="P27">inventario_equipos(<text:span text:style-name="T19">cod_equipo</text:span><text:span text:style-name="T21">, nombre, modelo, fecha_compra, costo, activo</text:span>)</text:p>
      <text:p text:style-name="P27"/>
      <text:p text:style-name="P27">proveedores(<text:span text:style-name="T19">cod_proveedor</text:span><text:span text:style-name="T21">, rif, nombre, teléfono, dirección, tipo_producto</text:span>)</text:p>
      <text:p text:style-name="P27"/>
      <text:p text:style-name="P27"/>
      <text:p text:style-name="P27"/>
      <text:p text:style-name="P27"/>
      <text:p text:style-name="P16">Restricciones de integridad</text:p>
      <text:p text:style-name="P16"/>
      <text:p text:style-name="P33"/>
      <text:p text:style-name="P33">fecha_nac &lt; fecha actual</text:p>
      <text:p text:style-name="P33">fecha_ingreso &gt;= fecha_actual</text:p>
      <text:p text:style-name="P28">cod_cliente no nulo.</text:p>
      <text:p text:style-name="P28">cod_usuario no nulo.</text:p>
      <text:p text:style-name="P28">cod_usuario no nulo.</text:p>
      <text:p text:style-name="P28">Ci no nulo.</text:p>
      <text:p text:style-name="P28">cod_pago no nulo.</text:p>
      <text:p text:style-name="P28">Clave no nulo.</text:p>
      <text:p text:style-name="P28">cod_equipo no nulo.</text:p>
      <text:p text:style-name="P28">Costo &gt; 0</text:p>
      <text:p text:style-name="P28">valor &gt; 0</text:p>
      <text:p text:style-name="P28">cod_proveedor no nulo.</text:p>
      <text:p text:style-name="P28">Rif no nulo.</text:p>
      <text:p text:style-name="P28"/>
      <text:p text:style-name="P28"/>
      <text:p text:style-name="P28"/>
      <text:p text:style-name="P28"/>
      <text:p text:style-name="P28"/>
      <text:p text:style-name="P28"><text:soft-page-break/></text:p>
      <text:p text:style-name="P28"/>
      <text:p text:style-name="P28"/>
      <text:p text:style-name="P16">Tabla de Dominios</text:p>
      <text:p text:style-name="P28"/>
      <table:table table:name="Tabla1" table:style-name="Tabla1">
        <table:table-column table:style-name="Tabla1.A" table:number-columns-repeated="3"/>
        <table:table-row>
          <table:table-cell table:style-name="Tabla1.A1" office:value-type="string">
            <text:p text:style-name="P40">Atributo</text:p>
          </table:table-cell>
          <table:table-cell table:style-name="Tabla1.A1" office:value-type="string">
            <text:p text:style-name="P41">Descripción</text:p>
          </table:table-cell>
          <table:table-cell table:style-name="Tabla1.C1" office:value-type="string">
            <text:p text:style-name="P40">Dominio</text:p>
          </table:table-cell>
        </table:table-row>
        <table:table-row>
          <table:table-cell table:style-name="Tabla1.A2" office:value-type="string">
            <text:p text:style-name="P42">ci</text:p>
          </table:table-cell>
          <table:table-cell table:style-name="Tabla1.A2" office:value-type="string">
            <text:p text:style-name="P42">Cedula de personas</text:p>
          </table:table-cell>
          <table:table-cell table:style-name="Tabla1.C2" office:value-type="string">
            <text:p text:style-name="P42">string(20)</text:p>
          </table:table-cell>
        </table:table-row>
        <table:table-row>
          <table:table-cell table:style-name="Tabla1.A3" office:value-type="string">
            <text:p text:style-name="P42">nombre</text:p>
          </table:table-cell>
          <table:table-cell table:style-name="Tabla1.A3" office:value-type="string">
            <text:p text:style-name="P42">Nombre dado al atributo( personas, objetos, ingresos,egreso proveedores).</text:p>
          </table:table-cell>
          <table:table-cell table:style-name="Tabla1.C3" office:value-type="string">
            <text:p text:style-name="P42">string(50)</text:p>
          </table:table-cell>
        </table:table-row>
        <table:table-row>
          <table:table-cell table:style-name="Tabla1.A3" office:value-type="string">
            <text:p text:style-name="P42">apellido</text:p>
          </table:table-cell>
          <table:table-cell table:style-name="Tabla1.A3" office:value-type="string">
            <text:p text:style-name="P42">Apellido de personas</text:p>
          </table:table-cell>
          <table:table-cell table:style-name="Tabla1.C3" office:value-type="string">
            <text:p text:style-name="P42">string(50)</text:p>
          </table:table-cell>
        </table:table-row>
        <table:table-row>
          <table:table-cell table:style-name="Tabla1.A3" office:value-type="string">
            <text:p text:style-name="P42">dirección</text:p>
          </table:table-cell>
          <table:table-cell table:style-name="Tabla1.A3" office:value-type="string">
            <text:p text:style-name="P43">Dirección de personas, proveedores.</text:p>
          </table:table-cell>
          <table:table-cell table:style-name="Tabla1.C3" office:value-type="string">
            <text:p text:style-name="P43">string(100)</text:p>
          </table:table-cell>
        </table:table-row>
        <table:table-row>
          <table:table-cell table:style-name="Tabla1.A3" office:value-type="string">
            <text:p text:style-name="P42">teléfono</text:p>
          </table:table-cell>
          <table:table-cell table:style-name="Tabla1.A3" office:value-type="string">
            <text:p text:style-name="P43">Teléfono de personas, proveedores</text:p>
          </table:table-cell>
          <table:table-cell table:style-name="Tabla1.C3" office:value-type="string">
            <text:p text:style-name="P43">string(20)</text:p>
          </table:table-cell>
        </table:table-row>
        <table:table-row>
          <table:table-cell table:style-name="Tabla1.A3" office:value-type="string">
            <text:p text:style-name="P42">rif</text:p>
          </table:table-cell>
          <table:table-cell table:style-name="Tabla1.A3" office:value-type="string">
            <text:p text:style-name="P43">Rif de proveedores</text:p>
          </table:table-cell>
          <table:table-cell table:style-name="Tabla1.C3" office:value-type="string">
            <text:p text:style-name="P43">string(20)</text:p>
          </table:table-cell>
        </table:table-row>
        <table:table-row>
          <table:table-cell table:style-name="Tabla1.A3" office:value-type="string">
            <text:p text:style-name="P42">correo</text:p>
          </table:table-cell>
          <table:table-cell table:style-name="Tabla1.A3" office:value-type="string">
            <text:p text:style-name="P43">Correo de personas, proveedores.</text:p>
          </table:table-cell>
          <table:table-cell table:style-name="Tabla1.C3" office:value-type="string">
            <text:p text:style-name="P43">string(60)</text:p>
          </table:table-cell>
        </table:table-row>
        <table:table-row>
          <table:table-cell table:style-name="Tabla1.A3" office:value-type="string">
            <text:p text:style-name="P42">fecha_nac</text:p>
          </table:table-cell>
          <table:table-cell table:style-name="Tabla1.A3" office:value-type="string">
            <text:p text:style-name="P43">Fecha de nacimiento de personas.</text:p>
          </table:table-cell>
          <table:table-cell table:style-name="Tabla1.C3" office:value-type="string">
            <text:p text:style-name="P43">date</text:p>
          </table:table-cell>
        </table:table-row>
        <table:table-row>
          <table:table-cell table:style-name="Tabla1.A3" office:value-type="string">
            <text:p text:style-name="P42">sexo</text:p>
          </table:table-cell>
          <table:table-cell table:style-name="Tabla1.A3" office:value-type="string">
            <text:p text:style-name="P43">Genero de personas</text:p>
          </table:table-cell>
          <table:table-cell table:style-name="Tabla1.C3" office:value-type="string">
            <text:p text:style-name="P43">string(10)</text:p>
          </table:table-cell>
        </table:table-row>
        <table:table-row>
          <table:table-cell table:style-name="Tabla1.A3" office:value-type="string">
            <text:p text:style-name="P42">fecha_ingreso</text:p>
          </table:table-cell>
          <table:table-cell table:style-name="Tabla1.A3" office:value-type="string">
            <text:p text:style-name="P43">Fecha de ingreso al gimnasio.</text:p>
          </table:table-cell>
          <table:table-cell table:style-name="Tabla1.C3" office:value-type="string">
            <text:p text:style-name="P43">date</text:p>
          </table:table-cell>
        </table:table-row>
        <table:table-row>
          <table:table-cell table:style-name="Tabla1.A3" office:value-type="string">
            <text:p text:style-name="P42">cod_cliente</text:p>
          </table:table-cell>
          <table:table-cell table:style-name="Tabla1.A3" office:value-type="string">
            <text:p text:style-name="P43">Código único de cada cliente</text:p>
          </table:table-cell>
          <table:table-cell table:style-name="Tabla1.C3" office:value-type="string">
            <text:p text:style-name="P43">string(10)</text:p>
          </table:table-cell>
        </table:table-row>
        <table:table-row>
          <table:table-cell table:style-name="Tabla1.A3" office:value-type="string">
            <text:p text:style-name="P42">cod_usuario</text:p>
          </table:table-cell>
          <table:table-cell table:style-name="Tabla1.A3" office:value-type="string">
            <text:p text:style-name="P43">Código único de cada usuario</text:p>
          </table:table-cell>
          <table:table-cell table:style-name="Tabla1.C3" office:value-type="string">
            <text:p text:style-name="P43">string(10)</text:p>
          </table:table-cell>
        </table:table-row>
        <table:table-row>
          <table:table-cell table:style-name="Tabla1.A3" office:value-type="string">
            <text:p text:style-name="P42">clave</text:p>
          </table:table-cell>
          <table:table-cell table:style-name="Tabla1.A3" office:value-type="string">
            <text:p text:style-name="P43">Hash de la contraseña del usuario</text:p>
          </table:table-cell>
          <table:table-cell table:style-name="Tabla1.C3" office:value-type="string">
            <text:p text:style-name="P43">string(20)</text:p>
          </table:table-cell>
        </table:table-row>
        <table:table-row>
          <table:table-cell table:style-name="Tabla1.A3" office:value-type="string">
            <text:p text:style-name="P42">rol</text:p>
          </table:table-cell>
          <table:table-cell table:style-name="Tabla1.A3" office:value-type="string">
            <text:p text:style-name="P43">Rol del usuario dentro del sistema</text:p>
          </table:table-cell>
          <table:table-cell table:style-name="Tabla1.C3" office:value-type="string">
            <text:p text:style-name="P43">string(10)</text:p>
          </table:table-cell>
        </table:table-row>
        <table:table-row>
          <table:table-cell table:style-name="Tabla1.A3" office:value-type="string">
            <text:p text:style-name="P42">cod_personal</text:p>
          </table:table-cell>
          <table:table-cell table:style-name="Tabla1.A3" office:value-type="string">
            <text:p text:style-name="P43">Código único de personal</text:p>
          </table:table-cell>
          <table:table-cell table:style-name="Tabla1.C3" office:value-type="string">
            <text:p text:style-name="P43">string(10)</text:p>
          </table:table-cell>
        </table:table-row>
        <table:table-row>
          <table:table-cell table:style-name="Tabla1.A3" office:value-type="string">
            <text:p text:style-name="P42">tipo_contrato</text:p>
          </table:table-cell>
          <table:table-cell table:style-name="Tabla1.A3" office:value-type="string">
            <text:p text:style-name="P43">Tipo de contrato del personal</text:p>
          </table:table-cell>
          <table:table-cell table:style-name="Tabla1.C3" office:value-type="string">
            <text:p text:style-name="P43">string(20)</text:p>
          </table:table-cell>
        </table:table-row>
        <table:table-row>
          <table:table-cell table:style-name="Tabla1.A3" office:value-type="string">
            <text:p text:style-name="P42">horario</text:p>
          </table:table-cell>
          <table:table-cell table:style-name="Tabla1.A3" office:value-type="string">
            <text:p text:style-name="P43">Horario de trabajo del personal</text:p>
          </table:table-cell>
          <table:table-cell table:style-name="Tabla1.C3" office:value-type="string">
            <text:p text:style-name="P43">string(50)</text:p>
          </table:table-cell>
        </table:table-row>
        <table:table-row>
          <table:table-cell table:style-name="Tabla1.A3" office:value-type="string">
            <text:p text:style-name="P42">sueldo</text:p>
          </table:table-cell>
          <table:table-cell table:style-name="Tabla1.A3" office:value-type="string">
            <text:p text:style-name="P43">Sueldo del personal</text:p>
          </table:table-cell>
          <table:table-cell table:style-name="Tabla1.C3" office:value-type="string">
            <text:p text:style-name="P43">Float</text:p>
          </table:table-cell>
        </table:table-row>
        <table:table-row>
          <table:table-cell table:style-name="Tabla1.A3" office:value-type="string">
            <text:p text:style-name="P42"><text:span text:style-name="T22">id</text:span>_pago</text:p>
          </table:table-cell>
          <table:table-cell table:style-name="Tabla1.A3" office:value-type="string">
            <text:p text:style-name="P43">Código único de cada ingreso</text:p>
          </table:table-cell>
          <table:table-cell table:style-name="Tabla1.C3" office:value-type="string">
            <text:p text:style-name="P45">int</text:p>
          </table:table-cell>
        </table:table-row>
        <table:table-row>
          <table:table-cell table:style-name="Tabla1.A3" office:value-type="string">
            <text:p text:style-name="P45">Modelo</text:p>
          </table:table-cell>
          <table:table-cell table:style-name="Tabla1.A3" office:value-type="string">
            <text:p text:style-name="P45">Tipo de maquina</text:p>
          </table:table-cell>
          <table:table-cell table:style-name="Tabla1.C3" office:value-type="string">
            <text:p text:style-name="P45">string(50)</text:p>
          </table:table-cell>
        </table:table-row>
        <table:table-row>
          <table:table-cell table:style-name="Tabla1.A3" office:value-type="string">
            <text:p text:style-name="P45">cod_ingreso</text:p>
          </table:table-cell>
          <table:table-cell table:style-name="Tabla1.A3" office:value-type="string">
            <text:p text:style-name="P45">Relación que tiene el código de producto o el tipo de membresia</text:p>
          </table:table-cell>
          <table:table-cell table:style-name="Tabla1.C3" office:value-type="string">
            <text:p text:style-name="P45">string(10)</text:p>
          </table:table-cell>
        </table:table-row>
        <table:table-row>
          <table:table-cell table:style-name="Tabla1.A23" office:value-type="string">
            <text:p text:style-name="P46">tipo_membresia</text:p>
          </table:table-cell>
          <table:table-cell table:style-name="Tabla1.A3" office:value-type="string">
            <text:p text:style-name="P45">Código de la membresia adquirida por el cliente.</text:p>
          </table:table-cell>
          <table:table-cell table:style-name="Tabla1.C23" office:value-type="string">
            <text:p text:style-name="P45">string(10)</text:p>
          </table:table-cell>
        </table:table-row>
        <table:table-row>
          <table:table-cell table:style-name="Tabla1.A3" office:value-type="string">
            <text:p text:style-name="P42">fecha</text:p>
          </table:table-cell>
          <table:table-cell table:style-name="Tabla1.A3" office:value-type="string">
            <text:p text:style-name="P44">Fecha del ingreso</text:p>
          </table:table-cell>
          <table:table-cell table:style-name="Tabla1.C3" office:value-type="string">
            <text:p text:style-name="P44">date</text:p>
          </table:table-cell>
        </table:table-row>
        <table:table-row>
          <table:table-cell table:style-name="Tabla1.A3" office:value-type="string">
            <text:p text:style-name="P42">valor</text:p>
          </table:table-cell>
          <table:table-cell table:style-name="Tabla1.A3" office:value-type="string">
            <text:p text:style-name="P44">Valor del ingreso, egreso</text:p>
          </table:table-cell>
          <table:table-cell table:style-name="Tabla1.C3" office:value-type="string">
            <text:p text:style-name="P44">Float</text:p>
          </table:table-cell>
        </table:table-row>
        <text:soft-page-break/>
        <table:table-row>
          <table:table-cell table:style-name="Tabla1.A3" office:value-type="string">
            <text:p text:style-name="P42">cod_producto</text:p>
          </table:table-cell>
          <table:table-cell table:style-name="Tabla1.A3" office:value-type="string">
            <text:p text:style-name="P44">Código único de cada producto.</text:p>
          </table:table-cell>
          <table:table-cell table:style-name="Tabla1.C3" office:value-type="string">
            <text:p text:style-name="P44">string(20)</text:p>
          </table:table-cell>
        </table:table-row>
        <table:table-row>
          <table:table-cell table:style-name="Tabla1.A3" office:value-type="string">
            <text:p text:style-name="P42">cantidad</text:p>
          </table:table-cell>
          <table:table-cell table:style-name="Tabla1.A3" office:value-type="string">
            <text:p text:style-name="P44">Cantidad existente en el cafetín</text:p>
          </table:table-cell>
          <table:table-cell table:style-name="Tabla1.C3" office:value-type="string">
            <text:p text:style-name="P44">Int</text:p>
          </table:table-cell>
        </table:table-row>
        <table:table-row>
          <table:table-cell table:style-name="Tabla1.A3" office:value-type="string">
            <text:p text:style-name="P42">precio</text:p>
          </table:table-cell>
          <table:table-cell table:style-name="Tabla1.A3" office:value-type="string">
            <text:p text:style-name="P44">Valor de cada producto.</text:p>
          </table:table-cell>
          <table:table-cell table:style-name="Tabla1.C3" office:value-type="string">
            <text:p text:style-name="P44">Float</text:p>
          </table:table-cell>
        </table:table-row>
        <table:table-row>
          <table:table-cell table:style-name="Tabla1.A3" office:value-type="string">
            <text:p text:style-name="P42">cod_egreso</text:p>
          </table:table-cell>
          <table:table-cell table:style-name="Tabla1.A3" office:value-type="string">
            <text:p text:style-name="P44">Código único de cada egreso</text:p>
          </table:table-cell>
          <table:table-cell table:style-name="Tabla1.C3" office:value-type="string">
            <text:p text:style-name="P44">string(10)</text:p>
          </table:table-cell>
        </table:table-row>
        <table:table-row>
          <table:table-cell table:style-name="Tabla1.A3" office:value-type="string">
            <text:p text:style-name="P42">cod_equipo</text:p>
          </table:table-cell>
          <table:table-cell table:style-name="Tabla1.A3" office:value-type="string">
            <text:p text:style-name="P44">Código único de cada equipo.</text:p>
          </table:table-cell>
          <table:table-cell table:style-name="Tabla1.C3" office:value-type="string">
            <text:p text:style-name="P44">string(10)</text:p>
          </table:table-cell>
        </table:table-row>
        <table:table-row>
          <table:table-cell table:style-name="Tabla1.A3" office:value-type="string">
            <text:p text:style-name="P42">fecha_compra</text:p>
          </table:table-cell>
          <table:table-cell table:style-name="Tabla1.A3" office:value-type="string">
            <text:p text:style-name="P44">Fecha de compra del item en inventario.</text:p>
          </table:table-cell>
          <table:table-cell table:style-name="Tabla1.C3" office:value-type="string">
            <text:p text:style-name="P44">date</text:p>
          </table:table-cell>
        </table:table-row>
        <table:table-row>
          <table:table-cell table:style-name="Tabla1.A3" office:value-type="string">
            <text:p text:style-name="P42">activo</text:p>
          </table:table-cell>
          <table:table-cell table:style-name="Tabla1.A3" office:value-type="string">
            <text:p text:style-name="P44">Identificador para saber si esta en uso o no el equipo.</text:p>
          </table:table-cell>
          <table:table-cell table:style-name="Tabla1.C3" office:value-type="string">
            <text:p text:style-name="P44">string(10)</text:p>
          </table:table-cell>
        </table:table-row>
        <table:table-row>
          <table:table-cell table:style-name="Tabla1.A3" office:value-type="string">
            <text:p text:style-name="P42">cod_proveedor</text:p>
          </table:table-cell>
          <table:table-cell table:style-name="Tabla1.A3" office:value-type="string">
            <text:p text:style-name="P44">Código único de cada proveedor.</text:p>
          </table:table-cell>
          <table:table-cell table:style-name="Tabla1.C3" office:value-type="string">
            <text:p text:style-name="P44">string(10)</text:p>
          </table:table-cell>
        </table:table-row>
        <table:table-row>
          <table:table-cell table:style-name="Tabla1.A3" office:value-type="string">
            <text:p text:style-name="P42">tipo_producto</text:p>
          </table:table-cell>
          <table:table-cell table:style-name="Tabla1.A3" office:value-type="string">
            <text:p text:style-name="P44">Tipo de producto que surte el proveedor.</text:p>
          </table:table-cell>
          <table:table-cell table:style-name="Tabla1.C3" office:value-type="string">
            <text:p text:style-name="P44">string(20)</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1T23:11:47.984914757</meta:creation-date>
    <dc:date>2016-10-29T17:23:50.873045462</dc:date>
    <meta:editing-duration>PT2H49M49S</meta:editing-duration>
    <meta:editing-cycles>31</meta:editing-cycles>
    <meta:generator>LibreOffice/5.2.2.2.0$Linux_X86_64 LibreOffice_project/20m0$Build-2</meta:generator>
    <meta:document-statistic meta:table-count="1" meta:image-count="0" meta:object-count="0" meta:page-count="7" meta:paragraph-count="198" meta:word-count="1479" meta:character-count="9681" meta:non-whitespace-character-count="8404"/>
  </office:meta>
</office:document-meta>
</file>